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typeBuilder.getPlain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Builder.setConvertorBuilders( Map convertorBui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Builder.buildValidationRules( Element datatypeElement , AbstractDatatype datatype , DatatypeManager datatypeManag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DatatypeBuilder.buildConvertor( Element convertor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DatatypeBuilder.setDefaultConvertorName( String defaultConver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Builder.setPlainConvertorName( String plainConver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Builder.buildConvertor( Element datatypeEl , AbstractDatatype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